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aufgaben für den 22.01.2021</text:h>
      <text:p text:style-name="Standard"/>
      <text:p text:style-name="Standard">1. Schreibt bitte eine SQL-Abfrage, um Daten der Tabelle "event"</text:p>
      <text:p text:style-name="Standard">abzufragen. Statt der Kategorie ID (category_id), soll der Name der</text:p>
      <text:p text:style-name="Standard">Kategorie angezeigt werden (... JOIN category ...). Folgende Spalten sollen</text:p>
      <text:p text:style-name="Standard">angezeigt werden: event.title, category.name</text:p>
      <text:p text:style-name="Standard">Teste die Abfrage mit phpMyAdmin (Reiter SQL).</text:p>
      <text:p text:style-name="Standard"/>
      <text:p text:style-name="Standard">2. Schreibt bitte eine SQL-Abfrage, um Daten der Tabelle "category"</text:p>
      <text:p text:style-name="Standard">abzufragen. Folgende Spalten sollen angezeigt werden: </text:p>
      <text:p text:style-name="Standard">category.name, event.anzahlEvents. Benutzt hierfür JOIN, GROUP BY, COUNT.</text:p>
      <text:p text:style-name="Standard">Teste die Abfrage mit phpMyAdmin (Reiter SQL).</text:p>
      <text:p text:style-name="Standard"/>
      <text:p text:style-name="Standard">3. Versucht bitte im Projekt "bta-movies-start" die gesamte Logik für die Anzeige</text:p>
      <text:p text:style-name="Standard">und Verwaltung der Movies umzusetzten. Benutzt hierfür als Vorlage die Autoren.</text:p>
      <text:p text:style-name="Standard">(entsprechende Controller, Model, Views erzeugen). Passt hierfür auch die "Schaltzentrale"</text:p>
      <text:p text:style-name="Standard">index.php im Hauptverzeichnis an (Switch Block für $_GET['controller']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1-21T13:37:07</meta:creation-date>
    <meta:document-statistic meta:table-count="0" meta:image-count="0" meta:object-count="0" meta:page-count="1" meta:paragraph-count="14" meta:word-count="117" meta:character-count="892"/>
    <dc:date>2021-01-21T13:37:50</dc:date>
    <dc:creator>Bernd Engels</dc:creator>
    <meta:editing-duration>PT44S</meta:editing-duration>
    <meta:editing-cycles>1</meta:editing-cycles>
    <meta:generator>OpenOffice/4.1.1$Unix OpenOffice.org_project/411m6$Build-9775</meta:generator>
  </office:meta>
</office:document-meta>
</file>